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50-000" table:style-name="ta1">
        <table:shapes>
          <draw:frame draw:z-index="0" draw:style-name="gr1" draw:text-style-name="P1" svg:width="324.95mm" svg:height="146.88mm" svg:x="0mm" svg:y="32.41mm">
            <draw:object draw:notify-on-update-of-ranges="'out-50-000'.A1:'out-50-000'.Q1 'out-50-000'.A4:'out-50-000'.Q4 'out-50-000'.A6:'out-50-000'.Q6 'out-50-000'.A5:'out-50-00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97850.59" calcext:value-type="float">
            <text:p>297850,59</text:p>
          </table:table-cell>
          <table:table-cell office:value-type="float" office:value="84373.97" calcext:value-type="float">
            <text:p>84373,97</text:p>
          </table:table-cell>
          <table:table-cell office:value-type="float" office:value="135613.09" calcext:value-type="float">
            <text:p>135613,09</text:p>
          </table:table-cell>
          <table:table-cell office:value-type="float" office:value="81567.89" calcext:value-type="float">
            <text:p>81567,89</text:p>
          </table:table-cell>
          <table:table-cell office:value-type="float" office:value="72413.54" calcext:value-type="float">
            <text:p>72413,54</text:p>
          </table:table-cell>
          <table:table-cell office:value-type="float" office:value="147403.2" calcext:value-type="float">
            <text:p>147403,2</text:p>
          </table:table-cell>
          <table:table-cell office:value-type="float" office:value="121247.77" calcext:value-type="float">
            <text:p>121247,77</text:p>
          </table:table-cell>
          <table:table-cell office:value-type="float" office:value="92900.97" calcext:value-type="float">
            <text:p>92900,97</text:p>
          </table:table-cell>
          <table:table-cell office:value-type="float" office:value="86974.86" calcext:value-type="float">
            <text:p>86974,86</text:p>
          </table:table-cell>
          <table:table-cell office:value-type="float" office:value="143686.9" calcext:value-type="float">
            <text:p>143686,9</text:p>
          </table:table-cell>
          <table:table-cell office:value-type="float" office:value="1958297.16" calcext:value-type="float">
            <text:p>1958297,16</text:p>
          </table:table-cell>
          <table:table-cell office:value-type="float" office:value="5456156.78" calcext:value-type="float">
            <text:p>5456156,78</text:p>
          </table:table-cell>
          <table:table-cell office:value-type="float" office:value="5550265.68" calcext:value-type="float">
            <text:p>5550265,68</text:p>
          </table:table-cell>
          <table:table-cell office:value-type="float" office:value="9831411.52" calcext:value-type="float">
            <text:p>9831411,52</text:p>
          </table:table-cell>
          <table:table-cell office:value-type="float" office:value="14174747.14" calcext:value-type="float">
            <text:p>14174747,14</text:p>
          </table:table-cell>
          <table:table-cell office:value-type="float" office:value="19986477.87" calcext:value-type="float">
            <text:p>19986477,87</text:p>
          </table:table-cell>
          <table:table-cell office:value-type="float" office:value="26888714.31" calcext:value-type="float">
            <text:p>26888714,31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76100.09" calcext:value-type="float">
            <text:p>276100,09</text:p>
          </table:table-cell>
          <table:table-cell office:value-type="float" office:value="301353.23" calcext:value-type="float">
            <text:p>301353,23</text:p>
          </table:table-cell>
          <table:table-cell office:value-type="float" office:value="317437.68" calcext:value-type="float">
            <text:p>317437,68</text:p>
          </table:table-cell>
          <table:table-cell office:value-type="float" office:value="264767.37" calcext:value-type="float">
            <text:p>264767,37</text:p>
          </table:table-cell>
          <table:table-cell office:value-type="float" office:value="258044.28" calcext:value-type="float">
            <text:p>258044,28</text:p>
          </table:table-cell>
          <table:table-cell office:value-type="float" office:value="280445.18" calcext:value-type="float">
            <text:p>280445,18</text:p>
          </table:table-cell>
          <table:table-cell office:value-type="float" office:value="300605.29" calcext:value-type="float">
            <text:p>300605,29</text:p>
          </table:table-cell>
          <table:table-cell office:value-type="float" office:value="303044.59" calcext:value-type="float">
            <text:p>303044,59</text:p>
          </table:table-cell>
          <table:table-cell office:value-type="float" office:value="287942.3" calcext:value-type="float">
            <text:p>287942,3</text:p>
          </table:table-cell>
          <table:table-cell office:value-type="float" office:value="296525.41" calcext:value-type="float">
            <text:p>296525,41</text:p>
          </table:table-cell>
          <table:table-cell office:value-type="float" office:value="378243.62" calcext:value-type="float">
            <text:p>378243,62</text:p>
          </table:table-cell>
          <table:table-cell office:value-type="float" office:value="588034.26" calcext:value-type="float">
            <text:p>588034,26</text:p>
          </table:table-cell>
          <table:table-cell office:value-type="float" office:value="592627.56" calcext:value-type="float">
            <text:p>592627,56</text:p>
          </table:table-cell>
          <table:table-cell office:value-type="float" office:value="1531006.09" calcext:value-type="float">
            <text:p>1531006,09</text:p>
          </table:table-cell>
          <table:table-cell office:value-type="float" office:value="3258879.14" calcext:value-type="float">
            <text:p>3258879,14</text:p>
          </table:table-cell>
          <table:table-cell office:value-type="float" office:value="6599111.22" calcext:value-type="float">
            <text:p>6599111,22</text:p>
          </table:table-cell>
          <table:table-cell office:value-type="float" office:value="13097934.16" calcext:value-type="float">
            <text:p>13097934,16</text:p>
          </table:table-cell>
        </table:table-row>
        <table:table-row table:style-name="ro1">
          <table:table-cell office:value-type="float" office:value="280482.5" calcext:value-type="float">
            <text:p>280482,5</text:p>
          </table:table-cell>
          <table:table-cell office:value-type="float" office:value="302594.66" calcext:value-type="float">
            <text:p>302594,66</text:p>
          </table:table-cell>
          <table:table-cell office:value-type="float" office:value="319433.01" calcext:value-type="float">
            <text:p>319433,01</text:p>
          </table:table-cell>
          <table:table-cell office:value-type="float" office:value="265967.51" calcext:value-type="float">
            <text:p>265967,51</text:p>
          </table:table-cell>
          <table:table-cell office:value-type="float" office:value="259109.73" calcext:value-type="float">
            <text:p>259109,73</text:p>
          </table:table-cell>
          <table:table-cell office:value-type="float" office:value="282613.99" calcext:value-type="float">
            <text:p>282613,99</text:p>
          </table:table-cell>
          <table:table-cell office:value-type="float" office:value="302389.26" calcext:value-type="float">
            <text:p>302389,26</text:p>
          </table:table-cell>
          <table:table-cell office:value-type="float" office:value="304411.48" calcext:value-type="float">
            <text:p>304411,48</text:p>
          </table:table-cell>
          <table:table-cell office:value-type="float" office:value="289222" calcext:value-type="float">
            <text:p>289222</text:p>
          </table:table-cell>
          <table:table-cell office:value-type="float" office:value="298639.53" calcext:value-type="float">
            <text:p>298639,53</text:p>
          </table:table-cell>
          <table:table-cell office:value-type="float" office:value="407056.88" calcext:value-type="float">
            <text:p>407056,88</text:p>
          </table:table-cell>
          <table:table-cell office:value-type="float" office:value="668313.01" calcext:value-type="float">
            <text:p>668313,01</text:p>
          </table:table-cell>
          <table:table-cell office:value-type="float" office:value="674290.98" calcext:value-type="float">
            <text:p>674290,98</text:p>
          </table:table-cell>
          <table:table-cell office:value-type="float" office:value="1675659.83" calcext:value-type="float">
            <text:p>1675659,83</text:p>
          </table:table-cell>
          <table:table-cell office:value-type="float" office:value="3467438.22" calcext:value-type="float">
            <text:p>3467438,22</text:p>
          </table:table-cell>
          <table:table-cell office:value-type="float" office:value="6893180.77" calcext:value-type="float">
            <text:p>6893180,77</text:p>
          </table:table-cell>
          <table:table-cell office:value-type="float" office:value="13493559.25" calcext:value-type="float">
            <text:p>13493559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3:31:27.6050802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3:35:27.234153112</dc:date>
    <meta:editing-duration>PT13M6S</meta:editing-duration>
    <meta:editing-cycles>3</meta:editing-cycles>
    <meta:generator>LibreOffice/6.0.7.3$Linux_X86_64 LibreOffice_project/00m0$Build-3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50-000'.A6:'out-50-000'.Q6" chart:error-lower-range="'out-50-000'.A5:'out-50-00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50-000'.A6:'out-50-000'.Q6" chart:error-lower-range="'out-50-000'.A5:'out-50-00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50-000'.A6:'out-50-000'.Q6" chart:error-lower-range="'out-50-000'.A5:'out-50-00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496cm" svg:height="14.689cm" xlink:href=".." xlink:type="simple" chart:class="chart:line" chart:style-name="ch1">
        <chart:title svg:x="13.889cm" svg:y="0.429cm" chart:style-name="ch2">
          <text:p>RTT - 50.000 iterações</text:p>
        </chart:title>
        <chart:subtitle svg:x="10.899cm" svg:y="1.501cm" chart:style-name="ch3">
          <text:p>2 clientes TCP, 1 servidor TCP concorrente, 100Mbps (Java)</text:p>
        </chart:subtitle>
        <chart:plot-area chart:style-name="ch4" table:cell-range-address="'out-50-000'.A1:'out-50-000'.Q1 'out-50-000'.A4:'out-50-000'.Q4" chart:data-source-has-labels="row" svg:x="1.66cm" svg:y="2.477cm" svg:width="30.187cm" svg:height="10.938cm">
          <chartooo:coordinate-region svg:x="3.393cm" svg:y="2.676cm" svg:width="28.267cm" svg:height="10.092cm"/>
          <chart:axis chart:dimension="x" chart:name="primary-x" chart:style-name="ch5" chartooo:axis-type="auto">
            <chartooo:date-scale/>
            <chart:title svg:x="13.838cm" svg:y="13.708cm" chart:style-name="ch6">
              <text:p>Tamanho da mensagem - 2⁰ ... 2¹⁶ bytes</text:p>
            </chart:title>
            <chart:categories table:cell-range-address="'out-50-000'.A1:'out-50-000'.Q1"/>
          </chart:axis>
          <chart:axis chart:dimension="y" chart:name="primary-y" chart:style-name="ch7">
            <chart:title svg:x="0.451cm" svg:y="9.697cm" chart:style-name="ch8">
              <text:p>RTT em nanosegundos</text:p>
            </chart:title>
            <chart:grid chart:style-name="ch9" chart:class="major"/>
          </chart:axis>
          <chart:series chart:style-name="ch10" chart:values-cell-range-address="'out-50-000'.A4:'out-50-00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50-000'.A1:'out-50-00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278291.29">
                <text:p>278291.29</text:p>
                <draw:g>
                  <svg:desc>'out-50-000'.A4:'out-50-000'.Q4</svg:desc>
                </draw:g>
              </table:table-cell>
              <table:table-cell office:value-type="float" office:value="301973.95">
                <text:p>301973.95</text:p>
              </table:table-cell>
              <table:table-cell office:value-type="float" office:value="318435.35">
                <text:p>318435.35</text:p>
              </table:table-cell>
              <table:table-cell office:value-type="float" office:value="265367.44">
                <text:p>265367.44</text:p>
              </table:table-cell>
              <table:table-cell office:value-type="float" office:value="258577.01">
                <text:p>258577.01</text:p>
              </table:table-cell>
              <table:table-cell office:value-type="float" office:value="281529.58">
                <text:p>281529.58</text:p>
              </table:table-cell>
              <table:table-cell office:value-type="float" office:value="301497.28">
                <text:p>301497.28</text:p>
              </table:table-cell>
              <table:table-cell office:value-type="float" office:value="303728.03">
                <text:p>303728.03</text:p>
              </table:table-cell>
              <table:table-cell office:value-type="float" office:value="288582.15">
                <text:p>288582.15</text:p>
              </table:table-cell>
              <table:table-cell office:value-type="float" office:value="297582.47">
                <text:p>297582.47</text:p>
              </table:table-cell>
              <table:table-cell office:value-type="float" office:value="392650.25">
                <text:p>392650.25</text:p>
              </table:table-cell>
              <table:table-cell office:value-type="float" office:value="628173.63">
                <text:p>628173.63</text:p>
              </table:table-cell>
              <table:table-cell office:value-type="float" office:value="633459.27">
                <text:p>633459.27</text:p>
              </table:table-cell>
              <table:table-cell office:value-type="float" office:value="1603332.96">
                <text:p>1603332.96</text:p>
              </table:table-cell>
              <table:table-cell office:value-type="float" office:value="3363158.68">
                <text:p>3363158.68</text:p>
              </table:table-cell>
              <table:table-cell office:value-type="float" office:value="6746145.99">
                <text:p>6746145.99</text:p>
              </table:table-cell>
              <table:table-cell office:value-type="float" office:value="13295746.7">
                <text:p>13295746.7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280482.5">
                <text:p>280482.5</text:p>
                <draw:g>
                  <svg:desc>'out-50-000'.A6:'out-50-000'.Q6</svg:desc>
                </draw:g>
              </table:table-cell>
              <table:table-cell office:value-type="float" office:value="302594.66">
                <text:p>302594.66</text:p>
              </table:table-cell>
              <table:table-cell office:value-type="float" office:value="319433.01">
                <text:p>319433.01</text:p>
              </table:table-cell>
              <table:table-cell office:value-type="float" office:value="265967.51">
                <text:p>265967.51</text:p>
              </table:table-cell>
              <table:table-cell office:value-type="float" office:value="259109.73">
                <text:p>259109.73</text:p>
              </table:table-cell>
              <table:table-cell office:value-type="float" office:value="282613.99">
                <text:p>282613.99</text:p>
              </table:table-cell>
              <table:table-cell office:value-type="float" office:value="302389.26">
                <text:p>302389.26</text:p>
              </table:table-cell>
              <table:table-cell office:value-type="float" office:value="304411.48">
                <text:p>304411.48</text:p>
              </table:table-cell>
              <table:table-cell office:value-type="float" office:value="289222">
                <text:p>289222</text:p>
              </table:table-cell>
              <table:table-cell office:value-type="float" office:value="298639.53">
                <text:p>298639.53</text:p>
              </table:table-cell>
              <table:table-cell office:value-type="float" office:value="407056.88">
                <text:p>407056.88</text:p>
              </table:table-cell>
              <table:table-cell office:value-type="float" office:value="668313.01">
                <text:p>668313.01</text:p>
              </table:table-cell>
              <table:table-cell office:value-type="float" office:value="674290.98">
                <text:p>674290.98</text:p>
              </table:table-cell>
              <table:table-cell office:value-type="float" office:value="1675659.83">
                <text:p>1675659.83</text:p>
              </table:table-cell>
              <table:table-cell office:value-type="float" office:value="3467438.22">
                <text:p>3467438.22</text:p>
              </table:table-cell>
              <table:table-cell office:value-type="float" office:value="6893180.77">
                <text:p>6893180.77</text:p>
              </table:table-cell>
              <table:table-cell office:value-type="float" office:value="13493559.25">
                <text:p>13493559.25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276100.09">
                <text:p>276100.09</text:p>
                <draw:g>
                  <svg:desc>'out-50-000'.A5:'out-50-000'.Q5</svg:desc>
                </draw:g>
              </table:table-cell>
              <table:table-cell office:value-type="float" office:value="301353.23">
                <text:p>301353.23</text:p>
              </table:table-cell>
              <table:table-cell office:value-type="float" office:value="317437.68">
                <text:p>317437.68</text:p>
              </table:table-cell>
              <table:table-cell office:value-type="float" office:value="264767.37">
                <text:p>264767.37</text:p>
              </table:table-cell>
              <table:table-cell office:value-type="float" office:value="258044.28">
                <text:p>258044.28</text:p>
              </table:table-cell>
              <table:table-cell office:value-type="float" office:value="280445.18">
                <text:p>280445.18</text:p>
              </table:table-cell>
              <table:table-cell office:value-type="float" office:value="300605.29">
                <text:p>300605.29</text:p>
              </table:table-cell>
              <table:table-cell office:value-type="float" office:value="303044.59">
                <text:p>303044.59</text:p>
              </table:table-cell>
              <table:table-cell office:value-type="float" office:value="287942.3">
                <text:p>287942.3</text:p>
              </table:table-cell>
              <table:table-cell office:value-type="float" office:value="296525.41">
                <text:p>296525.41</text:p>
              </table:table-cell>
              <table:table-cell office:value-type="float" office:value="378243.62">
                <text:p>378243.62</text:p>
              </table:table-cell>
              <table:table-cell office:value-type="float" office:value="588034.26">
                <text:p>588034.26</text:p>
              </table:table-cell>
              <table:table-cell office:value-type="float" office:value="592627.56">
                <text:p>592627.56</text:p>
              </table:table-cell>
              <table:table-cell office:value-type="float" office:value="1531006.09">
                <text:p>1531006.09</text:p>
              </table:table-cell>
              <table:table-cell office:value-type="float" office:value="3258879.14">
                <text:p>3258879.14</text:p>
              </table:table-cell>
              <table:table-cell office:value-type="float" office:value="6599111.22">
                <text:p>6599111.22</text:p>
              </table:table-cell>
              <table:table-cell office:value-type="float" office:value="13097934.16">
                <text:p>13097934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